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subtitle">
      <style:graphic-properties draw:fill-color="#ffffff" draw:auto-grow-height="true" fo:min-height="19.263cm"/>
    </style:style>
    <style:style style:name="P1" style:family="paragraph">
      <style:paragraph-properties fo:text-align="center"/>
    </style:style>
    <style:style style:name="P2" style:family="paragraph">
      <style:text-properties fo:font-size="24pt"/>
    </style:style>
    <style:style style:name="P3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3" style:family="text">
      <style:text-properties style:font-name="Segoe UI4" fo:font-style="normal" style:font-name-asian="Segoe UI4" style:font-style-asian="normal" style:font-name-complex="Segoe UI4" style:font-style-complex="normal"/>
    </style:style>
    <style:style style:name="T4" style:family="text">
      <style:text-properties style:font-name="Segoe UI2" style:font-name-asian="Segoe UI4" style:font-name-complex="Segoe UI4"/>
    </style:style>
    <style:style style:name="T5" style:family="text">
      <style:text-properties style:text-position="-33% 58%"/>
    </style:style>
    <style:style style:name="T6" style:family="text">
      <style:text-properties fo:font-size="24pt"/>
    </style:style>
    <style:style style:name="T7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8" style:family="text">
      <style:text-properties style:text-position="-33% 58%" fo:font-size="32pt" style:font-size-asian="32pt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1" style:family="text">
      <style:text-properties style:text-position="-33% 58%" fo:font-style="normal" style:font-style-asian="normal" style:font-style-complex="normal"/>
    </style:style>
    <style:style style:name="T12" style:family="text">
      <style:text-properties style:text-position="0% 100%" fo:font-style="normal" style:font-style-asian="normal" style:font-style-complex="normal"/>
    </style:style>
    <style:style style:name="T13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ize="32pt" fo:font-style="italic" style:font-size-asian="32pt" style:font-style-asian="italic" style:font-size-complex="32pt" style:font-style-complex="italic"/>
    </style:style>
    <style:style style:name="T16" style:family="text">
      <style:text-properties style:font-name="Segoe UI4" fo:font-size="32pt" fo:font-style="italic" fo:font-weight="normal" style:font-name-asian="Segoe UI4" style:font-size-asian="32pt" style:font-style-asian="italic" style:font-weight-asian="normal" style:font-name-complex="Segoe UI4" style:font-size-complex="32pt" style:font-style-complex="italic" style:font-weight-complex="normal"/>
    </style:style>
    <style:style style:name="T1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Polarkoordinate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In Polarkoordinaten wird ein <text:span text:style-name="T1">Punkt</text:span> in einer <text:span text:style-name="T1">Ebene</text:span> durch den Abstand <text:span text:style-name="T1">r</text:span> zum Ursprung und den Winkel <text:span text:style-name="T2">ϑ</text:span><text:span text:style-name="T3"> </text:span>zu einer Richtung eindeutig festgelegt.<text:line-break/><text:line-break/>Die Komponenten eines Ortsvektors in Polarkoordinaten sind daher eine Längenangabe <text:span text:style-name="T1">r</text:span> und eine Winkelangabe <text:span text:style-name="T2">ϑ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transformiert man die Komponenten eines Vektors von kartesischen in polare Koordina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1" draw:layer="layout" svg:width="6.379cm" svg:height="4.434cm" svg:x="10.81cm" svg:y="8.282cm">
          <text:p/>
          <draw:object xlink:href="../Transformation%20kartesisch-polar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transformiert man die Komponenten eines Vektors von polaren in kartesische Koordina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1" draw:layer="layout" svg:width="4.579cm" svg:height="2.702cm" svg:x="11.71cm" svg:y="9.148cm">
          <text:p/>
          <draw:object xlink:href="../Transformation%20polar-kartesisch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o und warum sind Polarkoordinaten von Vortei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i der Beschreibung von Kreisbewegungen:</text:p>
            <text:p/>
            <text:p>Bei einer einfachen Kreisbewegung ändert sich der Radius <text:span text:style-name="T1">r</text:span> nicht, so kann die Bewegung mit nur einer Variablen, dem Winkel <text:span text:style-name="T2">ϑ</text:span><text:span text:style-name="T4"> beschrieben werden.</text:span></text:p>
            <text:p><text:span text:style-name="T4"/></text:p>
            <text:p><text:span text:style-name="T4">Zweidimensionale Probleme (in einer Ebene) werden so auf ein eindimensionales Problem zurückgefüh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Radian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Angabe zur Größe eines ebenen Winkels:</text:p>
            <text:p><text:line-break/>Der Winkel in Radiant ist die Länge eines Kreisbogens geteilt durch den Radius des Kreise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Dimension (Einheit) hat ein Radian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 es ein Verhältnis von Länge und Radius ist, ist das Radiant <text:span text:style-name="T1">dimensionslos</text:span>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ist die Winkelverschiebung <text:span text:style-name="T2">φ</text:span><text:span text:style-name="T4">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Analog zur Verschiebung entlang einer eindimensionalen Linie entspricht die Winkelverschiebung <text:span text:style-name="T2">φ</text:span> der <text:span text:style-name="T1">gerichteten</text:span> Differenz zweier Winkel mit dem Betrag:</text:p>
            <text:p/>
            <text:p/>
            <text:p>Die Richtung wird, wie im eindimensionalen linearen Fall, durch das Vorzeichen festgelegt.</text:p>
          </draw:text-box>
        </draw:frame>
        <draw:frame draw:style-name="gr2" draw:text-style-name="P1" draw:layer="layout" svg:width="6.027cm" svg:height="1.138cm" svg:x="10.986cm" svg:y="10.93cm">
          <text:p/>
          <draw:object xlink:href="../Betrag%20der%20Winkelverschiebung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Winkelgeschwindigkeit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urch die Änderung der Winkelverschiebung mit der Zeit:</text:p>
          </draw:text-box>
        </draw:frame>
        <draw:frame draw:style-name="gr2" draw:text-style-name="P1" draw:layer="layout" svg:width="4.038cm" svg:height="2.535cm" svg:x="11.98cm" svg:y="13.232cm">
          <text:p/>
          <draw:object xlink:href="../Winkelgeschwindigkeit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rechnet man Winkel- in Tangentialgeschwindigkeit um?</text:p>
          </draw:text-box>
        </draw:frame>
        <draw:frame presentation:style-name="pr6" draw:layer="layout" svg:width="25.199cm" svg:height="19.263cm" svg:x="1.4cm" svg:y="1.373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x</text:span> ist die gewöhnliche eindimensionale Verschiebung <text:span text:style-name="T1">x</text:span> - <text:span text:style-name="T1">x</text:span><text:span text:style-name="T5">0</text:span></text:p>
          </draw:text-box>
        </draw:frame>
        <draw:frame draw:style-name="gr2" draw:text-style-name="P1" draw:layer="layout" svg:width="16.256cm" svg:height="13.094cm" svg:x="5.871cm" svg:y="5.952cm">
          <text:p/>
          <draw:object xlink:href="../Umrechnung%20von%20Winkel-%20in%20Tangentialgeschwindigkeit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Periode einer Kreisbewegung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6">Die Zeit, die erforderlich ist um eine Kreisbewegung zu vollenden (also wieder den Anfang zu erreiche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ie Frequenz einer Kreisbeweg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Anzahl von Rotationen innerhalb eines gegebenen Zeitintervalls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alten sich Periode und Frequenz zueinande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sind umgekehrt proportional zueinander, </text:p>
            <text:p>d.h. je größer die Frequenz desto kürzer die Periode und umgekehrt</text:p>
          </draw:text-box>
        </draw:frame>
        <draw:frame draw:style-name="gr2" draw:text-style-name="P1" draw:layer="layout" svg:width="3.351cm" svg:height="2.535cm" svg:x="12.324cm" svg:y="14.232cm">
          <text:p/>
          <draw:object xlink:href="../Frequenz%20zu%20Periode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die Durchschnittsgeschwindigkeit bei einer Kreisbeweg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1" draw:layer="layout" svg:width="20.404cm" svg:height="12.015cm" svg:x="3.797cm" svg:y="5.492cm">
          <text:p/>
          <draw:object xlink:href="../Durchschnittsgeschwindigkeit%20der%20Rotation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Zentripetalbeschleunig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ist die Beschleunigung, die einen Punkt auf eine Kreisbahn führt 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durch wird die Zentripetalbeschleunigung verursach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Sie wird durch eine äußere Kraft, beispielsweise eine Schnur oder Gravitation, verursacht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etzt sich der Vektor der Zentripetalbeschleunigung zusamm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7">a</text:span><text:span text:style-name="T8">z</text:span><text:span text:style-name="T9"> = -</text:span><text:span text:style-name="T10">a</text:span><text:span text:style-name="T8">z</text:span><text:span text:style-name="T9"> </text:span><text:span text:style-name="T7">e</text:span><text:span text:style-name="T8">r</text:span></text:p>
            <text:p/>
            <text:p/>
            <text:p>Aus dem Betrag <text:span text:style-name="T1">a</text:span><text:span text:style-name="T11">z</text:span><text:span text:style-name="T12"> und der Richtung.</text:span></text:p>
            <text:p><text:span text:style-name="T12">Die Richtung entspricht der entgegengesetzten Richtung von </text:span><text:span text:style-name="T13">r</text:span><text:span text:style-name="T12">, also dem Einheitsvektor </text:span><text:span text:style-name="T13">e</text:span><text:span text:style-name="T11">r</text:span><text:span text:style-name="T12"> mit negativem Vorzeich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errechnet sich der Betrag der Zentripetalbeschleunig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1" draw:layer="layout" svg:width="3.764cm" svg:height="2.751cm" svg:x="12.117cm" svg:y="9.124cm">
          <text:p/>
          <draw:object xlink:href="../Betrag%20der%20Zentripetalbeschleunigung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Winkelbeschleunigung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nalog zur Beschleunigung ist die Änderungsrate der Winkelgeschwindigkeit:</text:p>
          </draw:text-box>
        </draw:frame>
        <draw:frame draw:style-name="gr2" draw:text-style-name="P1" draw:layer="layout" svg:width="7.609cm" svg:height="2.967cm" svg:x="10.195cm" svg:y="13.016cm">
          <text:p/>
          <draw:object xlink:href="../Winkelbeschleunigung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 Richtung zeigt die Winkelbeschleunig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 Richtung des Einheitsvektors in tangentialer Richtung:</text:p>
            <text:p/>
            <text:p><text:span text:style-name="T7">e</text:span><text:span text:style-name="T8">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Gesamtbeschleunigung der Kreisbewegung gegeb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line-break/>Sie setzt sich aus der Zentripetal- und Winkelbeschleunigung zusammen</text:p>
          </draw:text-box>
        </draw:frame>
        <draw:frame draw:style-name="gr2" draw:text-style-name="P1" draw:layer="layout" svg:width="7.383cm" svg:height="1.385cm" svg:x="10.308cm" svg:y="8.807cm">
          <text:p/>
          <draw:object xlink:href="../Gesamtbeschleunigung%20der%20Kreisbewegung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tehen Winkel- und Tangentialbeschleunigung zueinander in Bezug?</text:p>
          </draw:text-box>
        </draw:frame>
        <draw:frame presentation:style-name="pr2" draw:layer="layout" svg:width="25.199cm" svg:height="14.098cm" svg:x="1.4cm" svg:y="3.956cm" presentation:class="subtitle" presentation:user-transformed="true">
          <draw:text-box>
            <text:p><text:span text:style-name="T14"/></text:p>
            <text:p><text:span text:style-name="T14"/></text:p>
            <text:p><text:span text:style-name="T14"/></text:p>
            <text:p><text:span text:style-name="T10">a</text:span><text:span text:style-name="T8">T</text:span><text:span text:style-name="T9"> = </text:span><text:span text:style-name="T15">r</text:span><text:span text:style-name="T9"> </text:span><text:span text:style-name="T16">α</text:span></text:p>
            <text:p/>
            <text:p/>
            <text:p>Die Tangentialbeschleunigung ist linear über den Radius (Abstand zum Mittelpunkt der Drehbewegung) von der Winkelbeschleunigung abhängig</text:p>
            <text:p/>
            <text:p>(je weiter der Punkt vom Zentrum entfernt ist, desto größer ist die Tangentialbeschleunigung)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universelle Gravitationsgesetz?</text:p>
          </draw:text-box>
        </draw:frame>
        <draw:frame presentation:style-name="pr2" draw:layer="layout" svg:width="25.199cm" svg:height="12.18cm" svg:x="1.4cm" svg:y="4.914cm" presentation:class="subtitle">
          <draw:text-box>
            <text:p>Zwei beliebige Körper ziehen sich aufgrund ihrer Masse mit <text:span text:style-name="T1">entgegengesetzt</text:span> gleicher Kraft an – der <text:span text:style-name="T17">Schwerkraf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Betrag hat die Schwerkraft zwischen zwei Körpern?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/>
            <text:p/>
            <text:p/>
            <text:p>mit <text:span text:style-name="T1">r</text:span>: dem Abstand der beiden Körper und der universellen Gravitationskonstante <text:span text:style-name="T1">G</text:span></text:p>
          </draw:text-box>
        </draw:frame>
        <draw:frame draw:style-name="gr2" draw:text-style-name="P1" draw:layer="layout" svg:width="7.071cm" svg:height="3.014cm" svg:x="10.464cm" svg:y="8.992cm">
          <text:p/>
          <draw:object xlink:href="../Schwerkraft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Richtung hat die Schwerkraft zwischen zwei Körpern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1" draw:layer="layout" svg:width="25cm" svg:height="11.45cm" svg:x="1.631cm" svg:y="6.917cm">
          <text:p/>
          <draw:object xlink:href="../Richtung%20der%20Schwerkraft%20besser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Betrag und welche Richtung hat die Schwerkraft zwischen zwei Körper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Auf jeden Körper wirkt vom Betrag her die gleiche Kraft. Sie zeigt jeweils in Richtung des anderen Körpers.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H19M25S</meta:editing-duration>
    <meta:editing-cycles>10</meta:editing-cycles>
    <meta:generator>LibreOffice/4.3.4.1$Windows_x86 LibreOffice_project/bc356b2f991740509f321d70e4512a6a54c5f243</meta:generator>
    <dc:date>2015-03-05T22:06:31.215000000</dc:date>
    <meta:document-statistic meta:object-count="149"/>
  </office:meta>
</office:document-meta>
</file>